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30pt" style:text-underline-style="solid" style:text-underline-width="auto" style:text-underline-color="font-color" style:font-size-asian="30pt" style:font-size-complex="30pt"/>
    </style:style>
    <style:style style:name="P2" style:family="paragraph" style:parent-style-name="Standard">
      <style:paragraph-properties fo:text-align="center" style:justify-single-word="false"/>
      <style:text-properties fo:font-size="30pt" style:text-underline-style="solid" style:text-underline-width="auto" style:text-underline-color="font-color" style:font-size-asian="30pt" style:font-size-complex="30pt"/>
    </style:style>
    <style:style style:name="P3" style:family="paragraph" style:parent-style-name="Standard" style:master-page-name="Standard">
      <style:paragraph-properties fo:text-align="center" style:justify-single-word="false" style:page-number="1"/>
      <style:text-properties fo:font-size="30pt" style:text-underline-style="solid" style:text-underline-width="auto" style:text-underline-color="font-color" style:font-size-asian="30pt" style:font-size-complex="30pt"/>
    </style:style>
    <style:style style:name="P4" style:family="paragraph" style:parent-style-name="Standard">
      <style:paragraph-properties fo:text-align="center" style:justify-single-word="false"/>
      <style:text-properties fo:font-size="30pt" style:text-underline-style="solid" style:text-underline-width="auto" style:text-underline-color="font-color" style:font-size-asian="30pt" style:font-size-complex="3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f4ace"/>
    </style:style>
    <style:style style:name="T3" style:family="text">
      <style:text-properties officeooo:rsid="000f4ace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ègles de gestion</text:p>
      <text:p text:style-name="P2"/>
      <text:p text:style-name="Standard"/>
      <text:p text:style-name="Standard">Pour chaque client, on doit connaître son nom, son prénom, son email, son mot de passe et son numéro de téléphone.</text:p>
      <text:p text:style-name="Standard"/>
      <text:p text:style-name="Standard">Un client peut s'authentifier avec son adresse email et son mot de passe.</text:p>
      <text:p text:style-name="Standard"/>
      <text:p text:style-name="Standard">Un client peut créer une annonce, choisir sa date, son heure et sa zone de diffusion.</text:p>
      <text:p text:style-name="Standard"/>
      <text:p text:style-name="Standard">Un client peut prolonger la diffusion d'une annonce, en choisissant de nouveau sa date, son heure et sa zone de diffusion.</text:p>
      <text:p text:style-name="Standard"/>
      <text:p text:style-name="Standard">Un client peut voir sa ou ses annonces et savoir si elles sont ou non diffusées.</text:p>
      <text:p text:style-name="Standard"/>
      <text:p text:style-name="Standard">Pour chaque administrateur, on doit connaître son nom, son prénom, son email, son mot de passe et son numéro de téléphone.</text:p>
      <text:p text:style-name="Standard"/>
      <text:p text:style-name="Standard">Un administrateur peut s'authentifier avec son adresse email et son mot de passe.</text:p>
      <text:p text:style-name="Standard"/>
      <text:p text:style-name="Standard">Un administrateur peut gérer des zones de transport.</text:p>
      <text:p text:style-name="Standard"/>
      <text:p text:style-name="Standard">Un administrateur peut gérer des arrêts.</text:p>
      <text:p text:style-name="Standard"/>
      <text:p text:style-name="Standard">Un administrateur peut gérer des horaires.</text:p>
      <text:p text:style-name="Standard"/>
      <text:p text:style-name="Standard">Un administrateur peut gérer des tarifs.</text:p>
      <text:p text:style-name="Standard"/>
      <text:p text:style-name="Standard">Un Raspberry Pi possède une adresse IP Fixe.</text:p>
      <text:p text:style-name="Standard"/>
      <text:p text:style-name="Standard">Une zone compte de 5 à 20 arrêts.</text:p>
      <text:p text:style-name="Standard"/>
      <text:p text:style-name="Standard">Une zone a un tarif</text:p>
      <text:p text:style-name="Standard"/>
      <text:p text:style-name="Standard">Il y a un total de 14 plages horaires, allant de 6h à 20h.</text:p>
      <text:p text:style-name="Standard"/>
      <text:p text:style-name="Standard">Chaque heure de la plage horaire possède son tarif.</text:p>
      <text:p text:style-name="Standard"/>
      <text:p text:style-name="Standard">Chaque arrêt possède un Raspberry Pi.</text:p>
      <text:p text:style-name="Standard"/>
      <text:p text:style-name="Standard"/>
      <text:p text:style-name="P1"/>
      <text:p text:style-name="P2"><text:soft-page-break/></text:p>
      <text:p text:style-name="P2">MLD</text:p>
      <text:p text:style-name="P2"/>
      <text:p text:style-name="Standard">client(<text:span text:style-name="T1">id_client</text:span>, name_client, first_name_client, mail_client, password_client, phone_client)</text:p>
      <text:p text:style-name="Standard"/>
      <text:p text:style-name="Standard">admin(<text:span text:style-name="T1">id_admin</text:span>, name_admin, first_name_admin, mail_admin, password_admin, phone_admin)</text:p>
      <text:p text:style-name="Standard"/>
      <text:p text:style-name="Standard">advertisement(<text:span text:style-name="T1">id_advertisement</text:span>, img_advertisement, txt_advertisement, #id_client)</text:p>
      <text:p text:style-name="Standard"/>
      <text:p text:style-name="Standard">zone(<text:span text:style-name="T1">id_zone</text:span>, name_zone, number_stop_zone, price_zone)</text:p>
      <text:p text:style-name="Standard"/>
      <text:p text:style-name="Standard">stop(<text:span text:style-name="T1">id_stop</text:span>, name_stop, ip_raspberry, #id_zone)</text:p>
      <text:p text:style-name="Standard"/>
      <text:p text:style-name="Standard">hour(<text:span text:style-name="T1">id_hour</text:span>, debut_hour, end_hour, price_hour)</text:p>
      <text:p text:style-name="Standard"/>
      <text:p text:style-name="Standard"><text:span text:style-name="T3">publication</text:span>(<text:span text:style-name="T1">#id_advertisement</text:span>, <text:span text:style-name="T1">#id_hour</text:span><text:span text:style-name="T4">, </text:span><text:span text:style-name="T2">#id_zone</text:span>)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_64 LibreOffice_project/64390860c6cd0aca4beafafcfd84613dd9dfb63a</meta:generator>
    <dc:date>2021-04-21T16:52:06.494000000</dc:date>
    <meta:editing-duration>PT32S</meta:editing-duration>
    <meta:editing-cycles>1</meta:editing-cycles>
    <meta:document-statistic meta:table-count="0" meta:image-count="0" meta:object-count="0" meta:page-count="2" meta:paragraph-count="26" meta:word-count="232" meta:character-count="1572" meta:non-whitespace-character-count="1366"/>
  </office:meta>
</office:document-meta>
</file>